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533" officeooo:paragraph-rsid="001dc5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f:</text:p>
      <text:p text:style-name="P1"/>
      <text:p text:style-name="P1">#include&lt;stdio.h&gt;</text:p>
      <text:p text:style-name="P1"></text:p>
      <text:p text:style-name="P1">void main()</text:p>
      <text:p text:style-name="P1">{</text:p>
      <text:p text:style-name="P1"><text:tab/>int at[10],bt[10],temp[10];</text:p>
      <text:p text:style-name="P1"><text:tab/>int i,pr,small,time,count=0,end;</text:p>
      <text:p text:style-name="P1"><text:tab/>double wt=0,tat=0;</text:p>
      <text:p text:style-name="P1"><text:tab/>float avg_wt,avg_tat;</text:p>
      <text:p text:style-name="P1"><text:tab/></text:p>
      <text:p text:style-name="P1"><text:tab/>printf("Enter number of process : ");</text:p>
      <text:p text:style-name="P1"><text:tab/>scanf("%d",&amp;pr);</text:p>
      <text:p text:style-name="P1"><text:tab/>printf("\n");</text:p>
      <text:p text:style-name="P1"><text:tab/></text:p>
      <text:p text:style-name="P1"><text:tab/>printf("\nEnter Details of %d Processes : \n", pr);</text:p>
      <text:p text:style-name="P1"><text:tab/>for(i=0;i&lt;pr;i++)</text:p>
      <text:p text:style-name="P1"><text:tab/>{</text:p>
      <text:p text:style-name="P1"><text:tab/><text:tab/>printf("Enter %d Process arrival time : ",(i+1) );</text:p>
      <text:p text:style-name="P1"><text:tab/><text:tab/>scanf("%d",&amp;at[i]); </text:p>
      <text:p text:style-name="P1"><text:tab/><text:tab/>printf("Enter %d Process burst time <text:s text:c="2"/>: ",(i+1));</text:p>
      <text:p text:style-name="P1"><text:tab/><text:tab/>scanf("%d",&amp;bt[i]);</text:p>
      <text:p text:style-name="P1"><text:tab/><text:tab/>temp[i] = bt[i];</text:p>
      <text:p text:style-name="P1"><text:tab/><text:tab/>printf("\n");</text:p>
      <text:p text:style-name="P1"><text:tab/>}</text:p>
      <text:p text:style-name="P1"><text:tab/></text:p>
      <text:p text:style-name="P1"><text:tab/>bt[9]=9999;</text:p>
      <text:p text:style-name="P1"><text:tab/>for(time=0;count!=pr;time++)</text:p>
      <text:p text:style-name="P1"><text:tab/>{</text:p>
      <text:p text:style-name="P1"><text:tab/><text:tab/>small=9;</text:p>
      <text:p text:style-name="P1"><text:tab/><text:tab/>for(i=0;i&lt;pr;i++)</text:p>
      <text:p text:style-name="P1"><text:tab/><text:tab/>{</text:p>
      <text:p text:style-name="P1"><text:tab/><text:tab/><text:tab/>if(at[i]&lt;=time &amp;&amp; bt[i]&lt;bt[small] &amp;&amp; bt[i]&gt;0)</text:p>
      <text:p text:style-name="P1"><text:tab/><text:tab/><text:tab/>{</text:p>
      <text:p text:style-name="P1"><text:tab/><text:tab/><text:tab/><text:tab/>small=i;</text:p>
      <text:p text:style-name="P1"><text:tab/><text:tab/><text:tab/>}</text:p>
      <text:p text:style-name="P1"><text:tab/><text:tab/>}</text:p>
      <text:p text:style-name="P1"><text:tab/><text:tab/>bt[small]--;</text:p>
      <text:p text:style-name="P1"><text:tab/><text:tab/>if(bt[small]==0)</text:p>
      <text:p text:style-name="P1"><text:tab/><text:tab/>{</text:p>
      <text:p text:style-name="P1"><text:tab/><text:tab/><text:tab/>count++;</text:p>
      <text:p text:style-name="P1"><text:tab/><text:tab/><text:tab/>end=time+1;</text:p>
      <text:p text:style-name="P1"><text:tab/><text:tab/><text:tab/>wt=wt+end-at[small]-temp[small];</text:p>
      <text:p text:style-name="P1"><text:tab/><text:tab/><text:tab/>tat=tat+end-at[small];</text:p>
      <text:p text:style-name="P1"><text:tab/><text:tab/>}</text:p>
      <text:p text:style-name="P1"><text:tab/>}</text:p>
      <text:p text:style-name="P1"><text:tab/></text:p>
      <text:p text:style-name="P1"><text:tab/>avg_wt=wt/pr;</text:p>
      <text:p text:style-name="P1"><text:tab/>avg_tat=tat/pr;</text:p>
      <text:p text:style-name="P1"><text:tab/>printf("Average waiting time <text:s text:c="3"/>= %lf\n",avg_wt);</text:p>
      <text:p text:style-name="P1"><text:tab/>printf("Average turnaround time = %lf\n",avg_tat);</text:p>
      <text:p text:style-name="P1">}</text:p>
      <text:p text:style-name="P1"><text:soft-page-break/></text:p>
      <text:p text:style-name="P1">Output:</text:p>
      <text:p text:style-name="P1">avcoe@avcoe-HP-Pro-3330-SFF:~$ gcc sjf2.c</text:p>
      <text:p text:style-name="P1">avcoe@avcoe-HP-Pro-3330-SFF:~$ ./a.out</text:p>
      <text:p text:style-name="P1">Enter number of process : 5</text:p>
      <text:p text:style-name="P1"></text:p>
      <text:p text:style-name="P1"></text:p>
      <text:p text:style-name="P1">Enter Details of 5 Processes : </text:p>
      <text:p text:style-name="P1">Enter 1 Process arrival time : 0</text:p>
      <text:p text:style-name="P1">Enter 1 Process burst time <text:s text:c="2"/>: 4</text:p>
      <text:p text:style-name="P1"></text:p>
      <text:p text:style-name="P1">Enter 2 Process arrival time : 1</text:p>
      <text:p text:style-name="P1">Enter 2 Process burst time <text:s text:c="2"/>: 3</text:p>
      <text:p text:style-name="P1"></text:p>
      <text:p text:style-name="P1">Enter 3 Process arrival time : 2</text:p>
      <text:p text:style-name="P1">Enter 3 Process burst time <text:s text:c="2"/>: 1</text:p>
      <text:p text:style-name="P1"></text:p>
      <text:p text:style-name="P1">Enter 4 Process arrival time : 3</text:p>
      <text:p text:style-name="P1">Enter 4 Process burst time <text:s text:c="2"/>: 2</text:p>
      <text:p text:style-name="P1"></text:p>
      <text:p text:style-name="P1">Enter 5 Process arrival time : 4</text:p>
      <text:p text:style-name="P1">Enter 5 Process burst time <text:s text:c="2"/>: 5</text:p>
      <text:p text:style-name="P1"></text:p>
      <text:p text:style-name="P1">Average waiting time <text:s text:c="3"/>= 3.000000</text:p>
      <text:p text:style-name="P1">Average turnaround time = 6.000000</text:p>
      <text:p text:style-name="P1">avcoe@avcoe-HP-Pro-3330-SFF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2:18:56.829642483</meta:creation-date>
    <dc:date>2022-11-07T12:19:46.540815292</dc:date>
    <meta:editing-duration>P0D</meta:editing-duration>
    <meta:editing-cycles>1</meta:editing-cycles>
    <meta:document-statistic meta:table-count="0" meta:image-count="0" meta:object-count="0" meta:page-count="2" meta:paragraph-count="76" meta:word-count="190" meta:character-count="1501" meta:non-whitespace-character-count="1205"/>
    <meta:generator>LibreOffice/4.2.8.2$Linux_X86_64 LibreOffice_project/420m0$Build-2</meta:generator>
  </office:meta>
</office:document-meta>
</file>